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ECCIÓN LOCAL URE LA VEGA</text:span><text:line-break/><text:span text:style-name="Strong_20_Emphasis">CONVOCATORIA DE ASAMBLEA GENERAL ORDINARIA</text:span></text:p>
      <text:p text:style-name="Text_20_body">Estimado/a socio/a:</text:p>
      <text:p text:style-name="Text_20_body">Por la presente, se convoca a todos los socios de la <text:span text:style-name="Strong_20_Emphasis">Sección Local URE La Vega</text:span> a la <text:span text:style-name="Strong_20_Emphasis">Asamblea General Ordinaria</text:span>, que tendrá lugar el día ___ de ____________ de 2025, en el <text:span text:style-name="Strong_20_Emphasis">Restaurante La Cueva</text:span>, sito en <text:span text:style-name="Strong_20_Emphasis">Carr. Bailén-Motril, Km.122,5, 18210 Peligros, Granada</text:span>.</text:p>
      <text:p text:style-name="Text_20_body">La reunión se celebrará a las <text:span text:style-name="Strong_20_Emphasis">19:30 horas en primera convocatoria</text:span> y a las <text:span text:style-name="Strong_20_Emphasis">20:00 horas en segunda convocatoria</text:span>, con el siguiente:</text:p>
      <text:h text:style-name="Heading_20_3" text:outline-level="3">ORDEN DEL DÍA</text:h>
      <text:list text:style-name="L1">
        <text:list-item>
          <text:p text:style-name="P1">Apertura de la asamblea</text:p>
        </text:list-item>
        <text:list-item>
          <text:p text:style-name="P1">Lectura y aprobación, si procede, del acta anterior</text:p>
        </text:list-item>
        <text:list-item>
          <text:p text:style-name="P1">Informe de Tesorería. Aprobación de ingresos y gastos</text:p>
        </text:list-item>
        <text:list-item>
          <text:p text:style-name="P1">Informe de Presidencia</text:p>
        </text:list-item>
        <text:list-item>
          <text:p text:style-name="P1">Renovación parcial o total de cargos</text:p>
        </text:list-item>
        <text:list-item>
          <text:p text:style-name="P1">Análisis de la situación de la sección</text:p>
        </text:list-item>
        <text:list-item>
          <text:p text:style-name="P1">Propuestas y sugerencias de los socios</text:p>
        </text:list-item>
        <text:list-item>
          <text:p text:style-name="P1">Clausura de la asamblea</text:p>
        </text:list-item>
      </text:list>
      <text:p text:style-name="Text_20_body">En caso de no poder asistir, se adjunta un modelo de <text:span text:style-name="Strong_20_Emphasis">representación</text:span> para que pueda delegar su voto en otro socio.</text:p>
      <text:p text:style-name="Text_20_body">Esperamos contar con su presencia.</text:p>
      <text:p text:style-name="Text_20_body">Atentamente,<text:line-break/><text:span text:style-name="Strong_20_Emphasis">La Junta Directiva</text:span><text:line-break/>Sección Local URE La Vega</text:p>
      <text:p text:style-name="Horizontal_20_Line"/>
      <text:h text:style-name="Heading_20_3" text:outline-level="3">MODELO DE REPRESENTACIÓN</text:h>
      <text:p text:style-name="Text_20_body">Yo, D./Dña. ___________________________________________________, con NIF _____________________, socio/a de la <text:span text:style-name="Strong_20_Emphasis">Sección Local URE La Vega</text:span>, por medio del presente escrito <text:span text:style-name="Strong_20_Emphasis">delego mi representación y voto</text:span> en D./Dña. ___________________________________________________, con NIF _____________________, también socio/a de esta sección, para que me represente en la Asamblea General Ordinaria que tendrá lugar el día ___ de ____________ de 2025.</text:p>
      <text:p text:style-name="Text_20_body">En _____________________, a ____ de __________________ de 2025.</text:p>
      <text:p text:style-name="Text_20_body">Fdo.: ___________________________________<text:line-break/>(socio que delega)</text:p>
      <text:p text:style-name="Text_20_body">Fdo.: ___________________________________<text:line-break/>(socio que acepta la representació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7:47:38.614133211</meta:creation-date>
    <dc:date>2025-05-22T17:49:06.927450616</dc:date>
    <meta:editing-duration>PT1M29S</meta:editing-duration>
    <meta:editing-cycles>1</meta:editing-cycles>
    <meta:document-statistic meta:table-count="0" meta:image-count="0" meta:object-count="0" meta:page-count="1" meta:paragraph-count="21" meta:word-count="247" meta:character-count="1649" meta:non-whitespace-character-count="1431"/>
    <meta:generator>LibreOffice/24.8.7.2$Linux_X86_64 LibreOffice_project/480$Build-2</meta:generator>
  </office:meta>
</office:document-meta>
</file>